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5627" officeooo:paragraph-rsid="00155627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16900a" officeooo:paragraph-rsid="0016900a"/>
    </style:style>
    <style:style style:name="P4" style:family="paragraph" style:parent-style-name="Title">
      <style:text-properties style:font-name="Helvetica Neue" fo:font-size="28pt" fo:font-weight="250" officeooo:rsid="0015523f" officeooo:paragraph-rsid="0015523f" style:font-name-asian="SimSun" style:font-size-asian="18pt" style:font-weight-asian="bold" style:font-name-complex="Lucida Sans Unicode" style:font-size-complex="18pt" style:font-weight-complex="bold"/>
    </style:style>
    <style:style style:name="T1" style:family="text">
      <style:text-properties officeooo:rsid="00155627"/>
    </style:style>
    <style:style style:name="T2" style:family="text">
      <style:text-properties officeooo:rsid="00189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w to type <text:line-break/>with the <text:span text:style-name="T2">Naija Type</text:span> keyboard</text:p>
      <text:p text:style-name="Text_20_body">This <text:span text:style-name="T1">keyboard package contains 2 main keyboards with about 3 ways of typing special characters. I’ll tell you how to install it below.</text:span></text:p>
      <text:h text:style-name="Heading_20_1" text:outline-level="1">On desktop</text:h>
      <text:p text:style-name="P1">Type the base letter then the semicolon key ; one or more times to switch between varying forms of that letter. For example</text:p>
      <text:h text:style-name="Heading_20_1" text:outline-level="1">On touch screens (Android or iOS)</text:h>
      <text:p text:style-name="Text_20_body"/>
      <text:p text:style-name="Text_20_body"/>
      <text:p text:style-name="P3">More information</text:p>
      <text:p text:style-name="P3"/>
      <text:p text:style-name="P3"/>
      <text:p text:style-name="P2">Useful information to include in welcome.htm is:</text:p>
      <text:p text:style-name="P2"/>
      <text:p text:style-name="P2">key sequences - especially for characters that may not be immediately obvious.</text:p>
      <text:p text:style-name="P2">names of fonts in the package.</text:p>
      <text:p text:style-name="P2">names of keyboards in the package.</text:p>
      <text:p text:style-name="P2">links to additional help on your website or more extensive documentation files in the package.</text:p>
      <text:p text:style-name="P2">a link to an official distribution site for your package (even if it is the Keyman website) - so that users know where to find the latest version of your packa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1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1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06:54:56.282542619</meta:creation-date>
    <meta:editing-duration>PT35M35S</meta:editing-duration>
    <meta:editing-cycles>5</meta:editing-cycles>
    <meta:generator>LibreOffice/7.1.1.2$MacOSX_X86_64 LibreOffice_project/fe0b08f4af1bacafe4c7ecc87ce55bb426164676</meta:generator>
    <dc:title>Standard with Andika and Charis</dc:title>
    <meta:initial-creator>David Rowbory</meta:initial-creator>
    <dc:date>2021-04-20T13:16:34.221983229</dc:date>
    <dc:creator>David Rowbory</dc:creator>
    <meta:document-statistic meta:table-count="0" meta:image-count="0" meta:object-count="0" meta:page-count="1" meta:paragraph-count="12" meta:word-count="141" meta:character-count="803" meta:non-whitespace-character-count="673"/>
    <meta:template xlink:type="simple" xlink:actuate="onRequest" xlink:title="Standard with Andika and Charis" xlink:href="../../../../../Users/djr/Library/Application%20Support/LibreOffice/4/user/template/Standard%20with%20Andika%20and%20Charis.ott" meta:date="2020-09-25T06:54:55.889184694"/>
  </office:meta>
</office:document-meta>
</file>